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4.001cm" style:rel-column-width="16383*"/>
    </style:style>
    <style:style style:name="Decisionseps.C" style:family="table-column">
      <style:table-column-properties style:column-width="4.001cm" style:rel-column-width="16384*"/>
    </style:style>
    <style:style style:name="Decisionseps.D" style:family="table-column">
      <style:table-column-properties style:column-width="4.001cm" style:rel-column-width="16385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D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4">
      <style:paragraph-properties style:writing-mode="lr-tb"/>
    </style:style>
    <style:style style:name="P7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9" style:family="paragraph" style:parent-style-name="header">
      <style:paragraph-properties style:writing-mode="lr-tb"/>
    </style:style>
    <style:style style:name="P10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1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2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4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</style:style>
    <style:style style:name="P20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21" style:family="paragraph" style:parent-style-name="Standard">
      <style:paragraph-properties fo:margin-left="7.493cm" fo:margin-right="0cm" fo:text-indent="1.249cm" style:auto-text-indent="false" style:writing-mode="lr-tb"/>
    </style:style>
    <style:style style:name="P22" style:family="paragraph" style:parent-style-name="Text_20_body_20_indent">
      <style:paragraph-properties fo:margin-left="0.025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cisionreorientationep93_decision"/>
        <text:user-field-decl office:value-type="float" office:value="0" text:name="adresse_codepos"/>
        <text:user-field-decl office:value-type="float" office:value="0" text:name="commissionep_dateseance"/>
        <text:user-field-decl office:value-type="string" office:string-value="" text:name="nonrespectsanctionep93_decision"/>
        <text:user-field-decl office:value-type="string" office:string-value="" text:name="commissionep_dateseance_time"/>
        <text:user-field-decl office:value-type="string" office:string-value="" text:name="ep_identifiant"/>
        <text:user-field-decl office:value-type="string" office:string-value="" text:name="commissionep_lieuseance"/>
        <text:user-field-decl office:value-type="string" office:string-value="" text:name="decisionnonorientationproep93_decision"/>
        <text:user-field-decl office:value-type="string" office:string-value="" text:name="decisionsignalementep93_decision"/>
        <text:user-field-decl office:value-type="string" office:string-value="" text:name="decisioncontratcomplexeep93_decision"/>
        <text:user-field-decl office:value-type="string" office:string-value="" text:name="adresse_locaadr"/>
        <text:user-field-decl office:value-type="string" office:string-value="" text:name="decisionsanctionep58_decision"/>
        <text:user-field-decl office:value-type="string" office:string-value="" text:name="decisionnonorientationproep58_decision"/>
        <text:user-field-decl office:value-type="string" office:string-value="" text:name="decisionnonorientationproep66_decision"/>
        <text:user-field-decl office:value-type="string" office:string-value="" text:name="decisionregressionorientationep58_decision"/>
        <text:user-field-decl office:value-type="string" office:string-value="" text:name="decisionregressionorientationep66_decision"/>
        <text:user-field-decl office:value-type="string" office:string-value="" text:name="decisionregressionorientationep93_decision"/>
        <text:user-field-decl office:value-type="string" office:string-value="" text:name="decisionsaisinebilanparcoursep66_decision"/>
        <text:user-field-decl office:value-type="string" office:string-value="" text:name="decisionsaisinepdoep66_decision"/>
        <text:user-field-decl office:value-type="string" office:string-value="" text:name="decisionsanctionrendezvousep58_decision"/>
      </text:user-field-decls>
      <text:p text:style-name="P23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</text:p>
      <text:p text:style-name="P9"><text:user-field-get text:name="structurereferente_code_postal"/> <text:user-field-get text:name="structurereferente_ville"/></text:p>
      <text:p text:style-name="P9"/>
      <text:p text:style-name="P9"/>
      <text:p text:style-name="P9"/>
      <text:p text:style-name="P21">Le <text:date style:data-style-name="N76" text:date-value="2011-05-30T14:11:44">30 mai 2011</text:date></text:p>
      <text:p text:style-name="P12"/>
      <text:p text:style-name="P10"/>
      <text:h text:style-name="P7" text:outline-level="8"/>
      <text:h text:style-name="P8" text:outline-level="8"><text:tab/><text:tab/><text:tab/><text:tab/><text:tab/> <text:s/><text:tab/> <text:s/></text:h>
      <text:h text:style-name="P6" text:outline-level="4"><text:span text:style-name="T1"><text:tab/></text:span>PROCES VERBAL DE SEANCE DU <text:user-field-get style:data-style-name="N38" text:name="commissionep_dateseance">samedi 30 décembre 1899</text:user-field-get></text:h>
      <text:p text:style-name="P11"><text:s/></text:p>
      <text:p text:style-name="P11"/>
      <text:p text:style-name="P13"/>
      <text:p text:style-name="P22"/>
      <text:p text:style-name="P2"/>
      <text:p text:style-name="P15">Le <text:user-field-get style:data-style-name="N76" text:name="commissionep_dateseance">30 décembre 1899</text:user-field-get>, à <text:user-field-get text:name="commissionep_dateseance_time"/>, l'équipe pluridisciplinaire <text:user-field-get text:name="ep_identifiant"/> s’est réunie à <text:user-field-get text:name="commissionep_lieuseance"/>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16"><text:s/>Etaient présentes, </text:p>
      <text:section text:style-name="Sect1" text:name="Presences_present">
        <text:p text:style-name="P18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8"/>
      <text:p text:style-name="P20">Etait excusée,</text:p>
      <text:section text:style-name="Sect1" text:name="Presences_excuse">
        <text:p text:style-name="P1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 table:number-columns-repeated="2"/>
        <table:table-column table:style-name="Decisionseps.C"/>
        <table:table-column table:style-name="Decisionseps.D"/>
        <table:table-header-rows>
          <table:table-row>
            <table:table-cell table:style-name="Decisionseps.A1" office:value-type="string">
              <text:p text:style-name="Table_20_Heading">Nom</text:p>
            </table:table-cell>
            <table:table-cell table:style-name="Decisionseps.A1" office:value-type="string">
              <text:p text:style-name="Table_20_Heading">Commune</text:p>
            </table:table-cell>
            <table:table-cell table:style-name="Decisionseps.A1" office:value-type="string">
              <text:p text:style-name="Table_20_Heading">Thématique</text:p>
            </table:table-cell>
            <table:table-cell table:style-name="Decisionseps.D1" office:value-type="string">
              <text:p text:style-name="Table_20_Heading">Avis</text:p>
            </table:table-cell>
          </table:table-row>
        </table:table-header-rows>
        <table:table-row>
          <table:table-cell table:style-name="Decisionseps.A2" office:value-type="string">
            <text:p text:style-name="P17"><text:user-field-get text:name="personne_nom"/> <text:user-field-get text:name="personne_prenom"/></text:p>
          </table:table-cell>
          <table:table-cell table:style-name="Decisionseps.A2" office:value-type="string">
            <text:p text:style-name="P17"><text:user-field-get text:name="adresse_locaadr"/></text:p>
          </table:table-cell>
          <table:table-cell table:style-name="Decisionseps.A2" office:value-type="string">
            <text:p text:style-name="P17"><text:user-field-get text:name="dossierep_themeep"/></text:p>
          </table:table-cell>
          <table:table-cell table:style-name="Decisionseps.D2" office:value-type="string">
            <text:p text:style-name="P17"><text:user-field-get text:name="decisionnonrespectsanctionep93_decision"/><text:user-field-get text:name="decisionsanctionep58_decision"/><text:user-field-get text:name="decisionnonorientationproep93_decision"/><text:user-field-get text:name="decisionnonorientationproep58_decision"/><text:user-field-get text:name="decisionnonorientationproep66_decision"/><text:user-field-get text:name="decisionregressionorientationep58_decision"/><text:user-field-get text:name="decisionregressionorientationep66_decision"/><text:user-field-get text:name="decisionregressionorientationep93_decision"/><text:user-field-get text:name="decisionsaisinebilanparcoursep66_decision"/><text:user-field-get text:name="decisionsaisinepdoep66_decision"/><text:user-field-get text:name="decisionsanctionrendezvousep58_decision"/><text:user-field-get text:name="decisionreorientationep93_decision"/><text:user-field-get text:name="decisionnonorientationproep93_decision"/><text:user-field-get text:name="decisionsignalementep93_decision"/><text:user-field-get text:name="decisioncontratcomplexeep93_decision"/></text:p>
          </table:table-cell>
        </table:table-row>
      </table:table>
      <text:p text:style-name="P5"/>
      <text:p text:style-name="P1"/>
      <text:p text:style-name="P14"><text:tab/><text:tab/> <text:s text:c="28"/>Le Coordonnateur Tech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5-30T14:11:42</dc:date>
    <dc:creator>gdumont </dc:creator>
    <meta:editing-duration>PT9H13M13S</meta:editing-duration>
    <meta:editing-cycles>40</meta:editing-cycles>
    <meta:document-statistic meta:table-count="1" meta:image-count="0" meta:object-count="0" meta:page-count="1" meta:paragraph-count="22" meta:word-count="82" meta:character-count="563"/>
  </office:meta>
</office:document-meta>
</file>